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699cm" svg:height="25.94cm" svg:x="2.524cm" svg:y="1cm">
          <text:p text:style-name="P1">Area1</text:p>
        </draw:rect>
        <draw:rect draw:style-name="gr1" draw:text-style-name="P1" draw:layer="layout" svg:width="1.524cm" svg:height="25.94cm" svg:x="1cm" svg:y="1cm">
          <text:p text:style-name="P1">Area0</text:p>
        </draw:rect>
        <draw:rect draw:style-name="gr2" draw:text-style-name="P1" draw:layer="layout" svg:width="13.367cm" svg:height="25.94cm" svg:x="7.223cm" svg:y="1cm">
          <text:p/>
        </draw:rect>
        <draw:rect draw:style-name="gr1" draw:text-style-name="P1" draw:layer="layout" svg:width="13.367cm" svg:height="4.826cm" svg:x="7.223cm" svg:y="1cm">
          <text:p text:style-name="P1">Area2</text:p>
        </draw:rect>
        <draw:rect draw:style-name="gr1" draw:text-style-name="P1" draw:layer="layout" svg:width="13.367cm" svg:height="19.05cm" svg:x="7.223cm" svg:y="5.826cm">
          <text:p text:style-name="P1">Area3</text:p>
        </draw:rect>
        <draw:rect draw:style-name="gr1" draw:text-style-name="P1" draw:layer="layout" svg:width="13.367cm" svg:height="2.064cm" svg:x="7.223cm" svg:y="24.876cm">
          <text:p text:style-name="P1">Area4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eed Shoar</meta:initial-creator>
    <meta:creation-date>2017-05-20T19:40:32.22</meta:creation-date>
    <dc:date>2017-05-21T11:43:38.47</dc:date>
    <dc:creator>Saeed Shoar</dc:creator>
    <meta:editing-duration>PT8H32M2S</meta:editing-duration>
    <meta:editing-cycles>3</meta:editing-cycles>
    <meta:generator>OpenOffice/4.1.3$Win32 OpenOffice.org_project/413m1$Build-9783</meta:generator>
    <meta:document-statistic meta:object-count="6"/>
  </office:meta>
</office:document-meta>
</file>